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fo:border="0.74pt solid #000000"/>
      <style:text-properties fo:color="#c9211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itial</text:p>
          </table:table-cell>
          <table:table-cell table:number-columns-repeated="8"/>
          <table:table-cell office:value-type="string" calcext:value-type="string">
            <text:p>Iteration 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p2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1’</text:p>
          </table:table-cell>
          <table:table-cell office:value-type="float" office:value="613" calcext:value-type="float">
            <text:p>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5" calcext:value-type="float">
            <text:p>905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0" calcext:value-type="float">
            <text:p>610</text:p>
          </table:table-cell>
          <table:table-cell table:number-columns-repeated="2"/>
          <table:table-cell office:value-type="string" calcext:value-type="string">
            <text:p>p2’</text:p>
          </table:table-cell>
          <table:table-cell table:style-name="ce2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8" calcext:value-type="float">
            <text:p>908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3" calcext:value-type="float">
            <text:p>613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/>
          <table:table-cell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900" calcext:value-type="float">
            <text:p>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5" calcext:value-type="float">
            <text:p>905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Iteration 1</text:p>
          </table:table-cell>
          <table:table-cell table:number-columns-repeated="9"/>
          <table:table-cell office:value-type="float" office:value="905" calcext:value-type="float">
            <text:p>9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8" calcext:value-type="float">
            <text:p>908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p1’</text:p>
          </table:table-cell>
          <table:table-cell office:value-type="float" office:value="900" calcext:value-type="float">
            <text:p>900</text:p>
          </table:table-cell>
          <table:table-cell table:number-columns-repeated="7"/>
          <table:table-cell office:value-type="float" office:value="908" calcext:value-type="float">
            <text:p>9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/>
          <table:table-cell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p2’</text:p>
          </table:table-cell>
          <table:table-cell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610" calcext:value-type="float">
            <text:p>61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5" calcext:value-type="float">
            <text:p>905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8" calcext:value-type="float">
            <text:p>908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3" calcext:value-type="float">
            <text:p>613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/>
          <table:table-cell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teration 2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p1’</text:p>
          </table:table-cell>
          <table:table-cell office:value-type="float" office:value="600" calcext:value-type="float">
            <text:p>6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’</text:p>
          </table:table-cell>
          <table:table-cell office:value-type="float" office:value="610" calcext:value-type="float">
            <text:p>6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613" calcext:value-type="float">
            <text:p>61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5" calcext:value-type="float">
            <text:p>905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8" calcext:value-type="float">
            <text:p>908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/>
          <table:table-cell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NULL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Iteration 3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p1’</text:p>
          </table:table-cell>
          <table:table-cell office:value-type="float" office:value="610" calcext:value-type="float">
            <text:p>61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2’</text:p>
          </table:table-cell>
          <table:table-cell office:value-type="float" office:value="613" calcext:value-type="float">
            <text:p>61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style-name="ce2" office:value-type="string" calcext:value-type="string">
            <text:p>NUL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5" calcext:value-type="float">
            <text:p>905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8" calcext:value-type="float">
            <text:p>908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ULL</text:p>
          </table:table-cell>
          <table:table-cell/>
          <table:table-cell office:value-type="float" office:value="613" calcext:value-type="float">
            <text:p>613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610" calcext:value-type="float">
            <text:p>6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4:27:24.661805725</meta:creation-date>
    <dc:date>2023-07-23T14:55:59.455036018</dc:date>
    <meta:editing-duration>PT28M33S</meta:editing-duration>
    <meta:editing-cycles>6</meta:editing-cycles>
    <meta:generator>LibreOffice/7.4.7.2$Linux_X86_64 LibreOffice_project/40$Build-2</meta:generator>
    <meta:document-statistic meta:table-count="1" meta:cell-count="122" meta:object-count="0"/>
  </office:meta>
</office:document-meta>
</file>